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-1825010-7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3">
            <text:p>ASE6024 6PDT Slide Switch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4">
            <text:p>Package Description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4">
            <text:p>Assumptions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number-columns-spanned="4" table:number-rows-spanned="8" table:style-name="ce5">
            <text:p>6PDT Slide Switch.</text:p>
            <text:p>Part Number: 3-1825010-7</text:p>
            <text:p>Manufacturer: TE ALCO SWITCH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8" table:style-name="ce5">
            <text:p>- Measurements are in mm.</text:p>
            <text:p>- Origin (0,0) is center of PIN1</text:p>
            <text:p>- X direction is length (longest dimension).</text:p>
            <text:p>- Y direction is width (shortest dimension).</text:p>
            <text:p>- X1, X2, Y1, and Y2 are points representing the outer frame.</text:p>
            <text:p>- PIN1, PIN2, ... PIN18 are coordinates representing the pins of the switch. Count goes clockwise.</text:p>
          </table:table-cell>
          <table:covered-table-cell table:number-columns-repeated="3"/>
          <table:table-cell table:number-columns-repeated="16375"/>
        </table:table-row>
        <table:table-row table:number-rows-repeated="7" table:style-name="ro1"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4">
            <text:p>Measurements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4">
            <text:p>Calculations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">
            <text:p>Cx</text:p>
          </table:table-cell>
          <table:table-cell office:value-type="float" office:value="2.54" table:style-name="ce1">
            <text:p>2.54</text:p>
          </table:table-cell>
          <table:table-cell office:value-type="string" table:style-name="ce1">
            <text:p>Pin separation length</text:p>
          </table:table-cell>
          <table:table-cell table:number-columns-repeated="2" table:style-name="ce1"/>
          <table:table-cell office:value-type="string" table:style-name="ce2">
            <text:p>PIN1-&gt;X1</text:p>
          </table:table-cell>
          <table:table-cell office:value-type="float" office:value="2.54" table:formula="of:= 2.54" table:style-name="ce1">
            <text:p>2.54</text:p>
          </table:table-cell>
          <table:table-cell office:value-type="string" table:style-name="ce1">
            <text:p>Distance between width-wise edge of outer frame and PIN1's ce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5.4" table:style-name="ce1">
            <text:p>25.4</text:p>
          </table:table-cell>
          <table:table-cell office:value-type="string" table:style-name="ce1">
            <text:p>Length of frame</text:p>
          </table:table-cell>
          <table:table-cell table:number-columns-repeated="2" table:style-name="ce1"/>
          <table:table-cell office:value-type="string" table:style-name="ce1">
            <text:p>PIN1-&gt;Y1</text:p>
          </table:table-cell>
          <table:table-cell office:value-type="float" office:value="0.12999999999999989" table:formula="of:= ([.B14] - 7.36)/2" table:style-name="ce1">
            <text:p>0.13</text:p>
          </table:table-cell>
          <table:table-cell office:value-type="string" table:style-name="ce1">
            <text:p>Distance between length-wise edge of outer frame and PIN1's ce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y</text:p>
          </table:table-cell>
          <table:table-cell office:value-type="float" office:value="7.62" table:style-name="ce1">
            <text:p>7.62</text:p>
          </table:table-cell>
          <table:table-cell office:value-type="string" table:style-name="ce1">
            <text:p>Pin separation widt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.36" table:style-name="ce1">
            <text:p>7.36</text:p>
          </table:table-cell>
          <table:table-cell office:value-type="string" table:style-name="ce1">
            <text:p>Width of frame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Rectangle Coordinates</text:p>
          </table:table-cell>
          <table:covered-table-cell table:number-columns-repeated="2"/>
          <table:table-cell office:value-type="string" table:number-columns-spanned="2" table:number-rows-spanned="1" table:style-name="ce4">
            <text:p>Pin Coordinate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X1</text:p>
          </table:table-cell>
          <table:table-cell office:value-type="float" office:value="-2.54" table:formula="of:= 0 - [.G12]" table:style-name="ce1">
            <text:p>-2.54</text:p>
          </table:table-cell>
          <table:table-cell table:style-name="ce1"/>
          <table:table-cell office:value-type="string" table:style-name="ce1">
            <text:p>PIN1X&amp;10</text:p>
          </table:table-cell>
          <table:table-cell office:value-type="float" office:value="0" table:formula="of:= 0" table:style-name="ce1">
            <text:p>0</text:p>
          </table:table-cell>
          <table:table-cell office:value-type="string" table:style-name="ce1">
            <text:p>PIN1Y-9</text:p>
          </table:table-cell>
          <table:table-cell office:value-type="float" office:value="0" table:formula="of:= 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2</text:p>
          </table:table-cell>
          <table:table-cell office:value-type="float" office:value="22.86" table:formula="of:= [.B22] + [.B13]" table:style-name="ce1">
            <text:p>22.86</text:p>
          </table:table-cell>
          <table:table-cell table:style-name="ce1"/>
          <table:table-cell office:value-type="string" table:style-name="ce1">
            <text:p>PIN2X&amp;11</text:p>
          </table:table-cell>
          <table:table-cell office:value-type="float" office:value="2.54" table:formula="of:= [.E22] + [.$B$12]" table:style-name="ce1">
            <text:p>2.54</text:p>
          </table:table-cell>
          <table:table-cell office:value-type="string" table:style-name="ce1">
            <text:p>PIN10Y-18</text:p>
          </table:table-cell>
          <table:table-cell office:value-type="float" office:value="7.62" table:formula="of:= [.G22] + [.$B$14]" table:style-name="ce1">
            <text:p>7.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1</text:p>
          </table:table-cell>
          <table:table-cell office:value-type="float" office:value="-0.12999999999999989" table:formula="of:= 0 - [.G13]" table:style-name="ce1">
            <text:p>-0.13</text:p>
          </table:table-cell>
          <table:table-cell table:style-name="ce1"/>
          <table:table-cell office:value-type="string" table:style-name="ce1">
            <text:p>PIN3X&amp;12</text:p>
          </table:table-cell>
          <table:table-cell office:value-type="float" office:value="5.08" table:formula="of:= [.E23] + [.$B$12]" table:style-name="ce1">
            <text:p>5.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2</text:p>
          </table:table-cell>
          <table:table-cell office:value-type="float" office:value="-7.49" table:formula="of:= [.B24] - [.B15]" table:style-name="ce1">
            <text:p>-7.49</text:p>
          </table:table-cell>
          <table:table-cell table:style-name="ce1"/>
          <table:table-cell office:value-type="string" table:style-name="ce1">
            <text:p>PIN4X&amp;13</text:p>
          </table:table-cell>
          <table:table-cell office:value-type="float" office:value="7.62" table:formula="of:= [.E24] + [.$B$12]" table:style-name="ce1">
            <text:p>7.62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IN5X&amp;14</text:p>
          </table:table-cell>
          <table:table-cell office:value-type="float" office:value="10.16" table:formula="of:= [.E25] + [.$B$12]" table:style-name="ce1">
            <text:p>10.16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IN6X&amp;15</text:p>
          </table:table-cell>
          <table:table-cell office:value-type="float" office:value="12.7" table:formula="of:= [.E26] + [.$B$12]" table:style-name="ce1">
            <text:p>12.7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IN7X&amp;16</text:p>
          </table:table-cell>
          <table:table-cell office:value-type="float" office:value="15.239999999999998" table:formula="of:= [.E27] + [.$B$12]" table:style-name="ce1">
            <text:p>15.2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IN8X&amp;17</text:p>
          </table:table-cell>
          <table:table-cell office:value-type="float" office:value="17.779999999999998" table:formula="of:= [.E28] + [.$B$12]" table:style-name="ce1">
            <text:p>17.78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IN9X&amp;18</text:p>
          </table:table-cell>
          <table:table-cell office:value-type="float" office:value="20.319999999999997" table:formula="of:= [.E29] + [.$B$12]" table:style-name="ce1">
            <text:p>20.32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Joseph Yankel</meta:initial-creator>
    <dc:creator>Joseph Yankel</dc:creator>
    <meta:creation-date>2015-06-05T18:17:20Z</meta:creation-date>
    <dc:date>2018-07-01T13:24:57Z</dc:date>
    <meta:editing-cycles>2</meta:editing-cycles>
    <meta:editing-duration>PT1034S</meta:editing-duration>
  </office:meta>
</office:document-meta>
</file>